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</office:automatic-styles>
  <office:body>
    <office:text text:use-soft-page-breaks="true">
      <text:p text:style-name="P1">Cas d’usages<text:s/>Artiste :<text:s/></text:p>
      <text:list text:style-name="LFO1" text:continue-numbering="true">
        <text:list-item>
          <text:p text:style-name="P2">Créer un artiste</text:p>
        </text:list-item>
        <text:list-item>
          <text:p text:style-name="P3">Modifier un artiste</text:p>
        </text:list-item>
        <text:list-item>
          <text:p text:style-name="P4">Supprimer un artiste</text:p>
        </text:list-item>
        <text:list-item>
          <text:p text:style-name="P5">Consulter un artiste</text:p>
        </text:list-item>
      </text:list>
      <text:p text:style-name="Normal"/>
      <text:p text:style-name="Normal">Cas d’usages Album :<text:s/></text:p>
      <text:list text:style-name="LFO1" text:continue-numbering="true">
        <text:list-item>
          <text:p text:style-name="P6">Créer un album</text:p>
        </text:list-item>
        <text:list-item>
          <text:p text:style-name="P7">Ajouter une musique à un album</text:p>
        </text:list-item>
        <text:list-item>
          <text:p text:style-name="P8">Retirer une musique d’un album</text:p>
        </text:list-item>
        <text:list-item>
          <text:p text:style-name="P9">Écouter un album</text:p>
        </text:list-item>
        <text:list-item>
          <text:p text:style-name="P10">Consulter la liste des musiques d’un album</text:p>
        </text:list-item>
      </text:list>
      <text:p text:style-name="Normal"/>
      <text:p text:style-name="Normal">Cas d’usages Musique :</text:p>
      <text:list text:style-name="LFO1" text:continue-numbering="true">
        <text:list-item>
          <text:p text:style-name="P11">Créer une musique</text:p>
        </text:list-item>
        <text:list-item>
          <text:p text:style-name="P12">Supprimer une musique</text:p>
        </text:list-item>
        <text:list-item>
          <text:p text:style-name="P13">Écouter une musique</text:p>
        </text:list-item>
        <text:list-item>
          <text:p text:style-name="P14">Consulter une musique</text:p>
        </text:list-item>
      </text:list>
      <text:p text:style-name="Normal"/>
      <text:p text:style-name="Normal">Cas d’usages Distributeur :<text:s/></text:p>
      <text:list text:style-name="LFO1" text:continue-numbering="true">
        <text:list-item>
          <text:p text:style-name="P15">Distribuer un album</text:p>
        </text:list-item>
        <text:list-item>
          <text:p text:style-name="P16">Distribuer une musiqu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5-10T15:05:00Z</meta:creation-date>
    <dc:date>2021-05-10T15:35:00Z</dc:date>
    <meta:template xlink:href="Normal" xlink:type="simple"/>
    <meta:editing-cycles>3</meta:editing-cycles>
    <meta:editing-duration>PT1800S</meta:editing-duration>
    <meta:document-statistic meta:page-count="1" meta:paragraph-count="1" meta:word-count="68" meta:character-count="441" meta:row-count="3" meta:non-whitespace-character-count="374"/>
  </office:meta>
</office:document-meta>
</file>